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8.35cm"/>
      <style:paragraph-properties style:writing-mode="lr-tb"/>
    </style:style>
    <style:style style:name="gr3" style:family="graphic" style:parent-style-name="standard">
      <style:graphic-properties draw:stroke="none" draw:fill="none" fo:min-height="8.693cm"/>
      <style:paragraph-properties style:writing-mode="lr-tb"/>
    </style:style>
    <style:style style:name="gr4" style:family="graphic" style:parent-style-name="standard">
      <style:graphic-properties draw:stroke="none" draw:fill="none" fo:min-height="8.15cm"/>
      <style:paragraph-properties style:writing-mode="lr-tb"/>
    </style:style>
    <style:style style:name="gr5" style:family="graphic" style:parent-style-name="standard">
      <style:graphic-properties draw:stroke="none" draw:fill="none" fo:min-height="8.665cm"/>
      <style:paragraph-properties style:writing-mode="lr-tb"/>
    </style:style>
    <style:style style:name="gr6" style:family="graphic" style:parent-style-name="standard">
      <style:graphic-properties draw:stroke="none" draw:fill="none" fo:min-height="3.75cm"/>
      <style:paragraph-properties style:writing-mode="lr-tb"/>
    </style:style>
    <style:style style:name="gr7" style:family="graphic" style:parent-style-name="standard">
      <style:graphic-properties draw:stroke="none" draw:fill="none" fo:min-height="3.982cm"/>
      <style:paragraph-properties style:writing-mode="lr-tb"/>
    </style:style>
    <style:style style:name="gr8" style:family="graphic" style:parent-style-name="standard">
      <style:graphic-properties draw:stroke="none" draw:fill="none" fo:min-height="5.971cm"/>
      <style:paragraph-properties style:writing-mode="lr-tb"/>
    </style:style>
    <style:style style:name="gr9" style:family="graphic" style:parent-style-name="standard">
      <style:graphic-properties draw:stroke="none" draw:fill="none" fo:min-height="8.954cm"/>
      <style:paragraph-properties style:writing-mode="lr-tb"/>
    </style:style>
    <style:style style:name="gr10" style:family="graphic" style:parent-style-name="standard">
      <style:graphic-properties draw:stroke="none" draw:fill="none" fo:min-height="5.576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3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Golang session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- Harsh Dusane<text:line-break/><text:line-break/>Topic : Function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reating a function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" draw:text-style-name="P3" draw:layer="layout" svg:width="14.74cm" svg:height="8.6cm" svg:x="3.2cm" svg:y="3.8cm">
          <draw:text-box>
            <text:p text:style-name="P2">package main</text:p>
            <text:p text:style-name="P2">import "fmt"</text:p>
            <text:p text:style-name="P2">// SimpleFunction prints a message</text:p>
            <text:p text:style-name="P2">func SimpleFunction() {</text:p>
            <text:p text:style-name="P2"><text:s text:c="8"/>fmt.Println("Hello World")</text:p>
            <text:p text:style-name="P2">}</text:p>
            <text:p text:style-name="P2">func main() {</text:p>
            <text:p text:style-name="P2"><text:s text:c="8"/>SimpleFunction()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Function with Parameters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3" draw:text-style-name="P3" draw:layer="layout" svg:width="19.6cm" svg:height="8.943cm" svg:x="2.6cm" svg:y="3.257cm">
          <draw:text-box>
            <text:p text:style-name="P2">package main</text:p>
            <text:p text:style-name="P2">import "fmt"</text:p>
            <text:p text:style-name="P2">// Function accepting arguments</text:p>
            <text:p text:style-name="P2">func add(x int, y int) {</text:p>
            <text:p text:style-name="P2"><text:s text:c="8"/>total := 0</text:p>
            <text:p text:style-name="P2"><text:s text:c="8"/>total = x + y</text:p>
            <text:p text:style-name="P2"><text:s text:c="8"/>fmt.Println(total)</text:p>
            <text:p text:style-name="P2">}</text:p>
            <text:p text:style-name="P2">func main() {</text:p>
            <text:p text:style-name="P2"><text:s text:c="8"/>// Passing arguments</text:p>
            <text:p text:style-name="P2"><text:s text:c="8"/>add(20, 30)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Function with Return Type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" draw:text-style-name="P3" draw:layer="layout" svg:width="24cm" svg:height="8.6cm" svg:x="1.6cm" svg:y="4cm">
          <draw:text-box>
            <text:p text:style-name="P2">package main</text:p>
            <text:p text:style-name="P2">import "fmt"</text:p>
            <text:p text:style-name="P2">// Function with int as return type</text:p>
            <text:p text:style-name="P2">func add(x int, y int) int {</text:p>
            <text:p text:style-name="P2"><text:s text:c="8"/>total := 0</text:p>
            <text:p text:style-name="P2"><text:s text:c="8"/>total = x + y</text:p>
            <text:p text:style-name="P2"><text:s text:c="8"/>return total</text:p>
            <text:p text:style-name="P2">}</text:p>
            <text:p text:style-name="P2">func main() {</text:p>
            <text:p text:style-name="P2"><text:s text:c="8"/>// Accepting return value in varaible</text:p>
            <text:p text:style-name="P2"><text:s text:c="8"/>sum := add(20, 30)</text:p>
            <text:p text:style-name="P2"><text:s text:c="8"/>fmt.Println(sum)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Named Return Values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4" draw:text-style-name="P3" draw:layer="layout" svg:width="22cm" svg:height="8.4cm" svg:x="2cm" svg:y="4.2cm">
          <draw:text-box>
            <text:p text:style-name="P2">package main</text:p>
            <text:p text:style-name="P2">import "fmt"</text:p>
            <text:p text:style-name="P2">func rectangle(l int, b int) (area int) {</text:p>
            <text:p text:style-name="P2"><text:s text:c="8"/>var parameter int</text:p>
            <text:p text:style-name="P2"><text:s text:c="8"/>parameter = 2 * (l + b)</text:p>
            <text:p text:style-name="P2"><text:s text:c="8"/>fmt.Println("Parameter: ", parameter)</text:p>
            <text:p text:style-name="P2"><text:s text:c="8"/>area = l * b</text:p>
            <text:p text:style-name="P2"><text:s text:c="8"/>return // Return statement without specify variable name</text:p>
            <text:p text:style-name="P2">}</text:p>
            <text:p text:style-name="P2">func main() {</text:p>
            <text:p text:style-name="P2"><text:s text:c="8"/>fmt.Println("Area: ", rectangle(20, 30))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eturning Multiple Value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5" draw:text-style-name="P3" draw:layer="layout" svg:width="23.6cm" svg:height="8.915cm" svg:x="1.6cm" svg:y="3.685cm">
          <draw:text-box>
            <text:p text:style-name="P2">package main</text:p>
            <text:p text:style-name="P2">import "fmt"</text:p>
            <text:p text:style-name="P2">func rectangle(l int, b int) (area int, parameter int) {</text:p>
            <text:p text:style-name="P2"><text:s text:c="8"/>parameter = 2 * (l + b)</text:p>
            <text:p text:style-name="P2"><text:s text:c="8"/>area = l * b</text:p>
            <text:p text:style-name="P2"><text:s text:c="8"/>return // Return statement without specify variable name</text:p>
            <text:p text:style-name="P2">}</text:p>
            <text:p text:style-name="P2">func main() {</text:p>
            <text:p text:style-name="P2"><text:s text:c="8"/>var a, p int</text:p>
            <text:p text:style-name="P2"><text:s text:c="8"/>a, p = rectangle(20, 30)</text:p>
            <text:p text:style-name="P2"><text:s text:c="8"/>fmt.Println("Area:", a)</text:p>
            <text:p text:style-name="P2"><text:s text:c="8"/>fmt.Println("Parameter:", p)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assing Address to a Function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23.2cm" svg:height="8.6cm" svg:x="1.8cm" svg:y="3.8cm">
          <draw:text-box>
            <text:p text:style-name="P2">package main</text:p>
            <text:p text:style-name="P2">import "fmt"</text:p>
            <text:p text:style-name="P2">func update(a *int, t *string) {</text:p>
            <text:p text:style-name="P2"><text:s text:c="8"/>*a = *a + 5 <text:s text:c="5"/>// defrencing pointer address</text:p>
            <text:p text:style-name="P2"><text:s text:c="8"/>*t = *t + " Doe" // defrencing pointer address</text:p>
            <text:p text:style-name="P2"><text:s text:c="8"/>return</text:p>
            <text:p text:style-name="P2">}</text:p>
            <text:p text:style-name="P2">func main() {</text:p>
            <text:p text:style-name="P2"><text:s text:c="8"/>var age = 20</text:p>
            <text:p text:style-name="P2"><text:s text:c="8"/>var text = "John"</text:p>
            <text:p text:style-name="P2"><text:s text:c="8"/>fmt.Println("Before:", text, age)</text:p>
            <text:p text:style-name="P2"><text:s text:c="8"/>update(&amp;age, &amp;text)</text:p>
            <text:p text:style-name="P2"><text:s text:c="8"/>fmt.Println("After :", text, age)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nonymous Function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22.4cm" svg:height="8.6cm" svg:x="2.2cm" svg:y="4cm">
          <draw:text-box>
            <text:p text:style-name="P2">package main</text:p>
            <text:p text:style-name="P2">import "fmt"</text:p>
            <text:p text:style-name="P2">var (</text:p>
            <text:p text:style-name="P2"><text:s text:c="8"/>area = func(l int, b int) int {</text:p>
            <text:p text:style-name="P2"><text:s text:c="16"/>return l * b</text:p>
            <text:p text:style-name="P2"><text:s text:c="8"/>}</text:p>
            <text:p text:style-name="P2">)</text:p>
            <text:p text:style-name="P2">func main() {</text:p>
            <text:p text:style-name="P2"><text:s text:c="8"/>fmt.Println(area(20, 30))</text:p>
            <text:p text:style-name="P2">}</text:p>
          </draw:text-box>
        </draw:frame>
        <draw:frame draw:style-name="gr6" draw:text-style-name="P3" draw:layer="layout" svg:width="7.699cm" svg:height="4cm" svg:x="12.8cm" svg:y="4.2cm">
          <draw:text-box>
            <text:p text:style-name="P2">package main</text:p>
            <text:p text:style-name="P2">import "fmt"</text:p>
            <text:p text:style-name="P2">func main() {</text:p>
            <text:p text:style-name="P2"><text:s text:c="8"/>func(l int, b int) {</text:p>
            <text:p text:style-name="P2"><text:s text:c="16"/>fmt.Println(l * b)</text:p>
            <text:p text:style-name="P2"><text:s text:c="8"/>}(20, 30)</text:p>
            <text:p text:style-name="P2">}</text:p>
          </draw:text-box>
        </draw:frame>
        <draw:frame draw:style-name="gr7" draw:text-style-name="P3" draw:layer="layout" svg:width="12.144cm" svg:height="4.232cm" svg:x="1.856cm" svg:y="8.8cm">
          <draw:text-box>
            <text:p text:style-name="P2">package main</text:p>
            <text:p text:style-name="P2">import "fmt"</text:p>
            <text:p text:style-name="P2">func main() {</text:p>
            <text:p text:style-name="P2"><text:s text:c="8"/>fmt.Printf(</text:p>
            <text:p text:style-name="P2"><text:s text:c="16"/>"100 (°F) = %.2f (°C)\n",</text:p>
            <text:p text:style-name="P2"><text:s text:c="16"/>func(f float64) float64 {</text:p>
            <text:p text:style-name="P2"><text:s text:c="24"/>return (f - 32.0) * (5.0 / 9.0)</text:p>
            <text:p text:style-name="P2"><text:s text:c="16"/>}(100),</text:p>
            <text:p text:style-name="P2"><text:s text:c="8"/>)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losure Functions</text:p>
          </draw:text-box>
        </draw:frame>
        <draw:frame presentation:style-name="pr4" draw:layer="layout" svg:width="25.199cm" svg:height="9.134cm" svg:x="1.601cm" svg:y="3.685cm" presentation:class="outline" presentation:placeholder="true" presentation:user-transformed="true">
          <draw:text-box/>
        </draw:frame>
        <draw:frame draw:style-name="gr8" draw:text-style-name="P3" draw:layer="layout" svg:width="15.834cm" svg:height="6.221cm" svg:x="2cm" svg:y="4cm">
          <draw:text-box>
            <text:p text:style-name="P2">package main</text:p>
            <text:p text:style-name="P2">import "fmt"</text:p>
            <text:p text:style-name="P2">func main() {</text:p>
            <text:p text:style-name="P2"><text:s text:c="8"/>l := 20</text:p>
            <text:p text:style-name="P2"><text:s text:c="8"/>b := 30</text:p>
            <text:p text:style-name="P2"><text:s text:c="8"/>func() {</text:p>
            <text:p text:style-name="P2"><text:s text:c="16"/>var area int</text:p>
            <text:p text:style-name="P2"><text:s text:c="16"/>area = l * b</text:p>
            <text:p text:style-name="P2"><text:s text:c="16"/>fmt.Println(area)</text:p>
            <text:p text:style-name="P2"><text:s text:c="8"/>}()</text:p>
            <text:p text:style-name="P2">}</text:p>
          </draw:text-box>
        </draw:frame>
        <draw:frame draw:style-name="gr7" draw:text-style-name="P3" draw:layer="layout" svg:width="13.626cm" svg:height="4.232cm" svg:x="12.774cm" svg:y="4.168cm">
          <draw:text-box>
            <text:p text:style-name="P2">package main</text:p>
            <text:p text:style-name="P2">import "fmt"</text:p>
            <text:p text:style-name="P2">func main() {</text:p>
            <text:p text:style-name="P2"><text:s text:c="8"/>for i := 10.0; i &lt; 100; i += 10.0 {</text:p>
            <text:p text:style-name="P2"><text:s text:c="16"/>rad := func() float64 {</text:p>
            <text:p text:style-name="P2"><text:s text:c="24"/>return i * 39.370</text:p>
            <text:p text:style-name="P2"><text:s text:c="16"/>}()</text:p>
            <text:p text:style-name="P2"><text:s text:c="16"/>fmt.Printf("%.2f Meter = %.2f Inch\n", i, rad)</text:p>
            <text:p text:style-name="P2"><text:s text:c="8"/>}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Higher Order Function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9" draw:text-style-name="P3" draw:layer="layout" svg:width="16.963cm" svg:height="9.204cm" svg:x="1.4cm" svg:y="3.615cm">
          <draw:text-box>
            <text:p text:style-name="P2">package main</text:p>
            <text:p text:style-name="P2">import "fmt"</text:p>
            <text:p text:style-name="P2">func sum(x, y int) int {</text:p>
            <text:p text:style-name="P2"><text:s text:c="8"/>return x + y</text:p>
            <text:p text:style-name="P2">}</text:p>
            <text:p text:style-name="P2">func partialSum(x int) func(int) int {</text:p>
            <text:p text:style-name="P2"><text:s text:c="8"/>return func(y int) int {</text:p>
            <text:p text:style-name="P2"><text:s text:c="16"/>return sum(x, y)</text:p>
            <text:p text:style-name="P2"><text:s text:c="8"/>}</text:p>
            <text:p text:style-name="P2">}</text:p>
            <text:p text:style-name="P2">func main() {</text:p>
            <text:p text:style-name="P2"><text:s text:c="8"/>partial := partialSum(3)</text:p>
            <text:p text:style-name="P2"><text:s text:c="8"/>fmt.Println(partial(7))</text:p>
            <text:p text:style-name="P2">}</text:p>
            <text:p text:style-name="P2"/>
          </draw:text-box>
        </draw:frame>
        <draw:frame draw:style-name="gr10" draw:text-style-name="P3" draw:layer="layout" svg:width="15.2cm" svg:height="5.826cm" svg:x="11cm" svg:y="3.974cm">
          <draw:text-box>
            <text:p text:style-name="P2">package main</text:p>
            <text:p text:style-name="P2">import "fmt"</text:p>
            <text:p text:style-name="P2">func squareSum(x int) func(int) func(int) int {</text:p>
            <text:p text:style-name="P2"><text:s text:c="8"/>return func(y int) func(int) int {</text:p>
            <text:p text:style-name="P2"><text:s text:c="16"/>return func(z int) int {</text:p>
            <text:p text:style-name="P2"><text:s text:c="24"/>return x*x + y*y + z*z</text:p>
            <text:p text:style-name="P2"><text:s text:c="16"/>}</text:p>
            <text:p text:style-name="P2"><text:s text:c="8"/>}</text:p>
            <text:p text:style-name="P2">}</text:p>
            <text:p text:style-name="P2">func main() {</text:p>
            <text:p text:style-name="P2"><text:s text:c="8"/>// 5*5 + 6*6 + 7*7</text:p>
            <text:p text:style-name="P2"><text:s text:c="8"/>fmt.Println(squareSum(5)(6)(7))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3T12:05:36.052952529</meta:creation-date>
    <dc:date>2021-02-03T12:14:59.556204968</dc:date>
    <meta:editing-duration>PT14S</meta:editing-duration>
    <meta:editing-cycles>1</meta:editing-cycles>
    <meta:document-statistic meta:object-count="74"/>
    <meta:generator>LibreOffice/6.4.6.2$Linux_X86_64 LibreOffice_project/40$Build-2</meta:generator>
  </office:meta>
</office:document-meta>
</file>